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aramond Libre" svg:font-family="'Garamond Libre'" style:font-pitch="variable"/>
    <style:font-face style:name="Inter Black" svg:font-family="'Inter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P1" style:family="paragraph" style:parent-style-name="Title">
      <style:paragraph-properties fo:line-height="115%"/>
      <style:text-properties officeooo:paragraph-rsid="000afbb0"/>
    </style:style>
    <style:style style:name="P2" style:family="paragraph" style:parent-style-name="Standard">
      <style:paragraph-properties fo:line-height="115%"/>
      <style:text-properties style:font-name="Garamond Libre" officeooo:paragraph-rsid="000afbb0"/>
    </style:style>
    <style:style style:name="P3" style:family="paragraph" style:parent-style-name="Heading_20_2">
      <style:paragraph-properties fo:line-height="115%"/>
      <style:text-properties officeooo:rsid="000c804f" officeooo:paragraph-rsid="000c804f"/>
    </style:style>
    <style:style style:name="P4" style:family="paragraph" style:parent-style-name="Standard" style:list-style-name="L1">
      <style:paragraph-properties fo:line-height="115%"/>
      <style:text-properties style:font-name="Garamond Libre" officeooo:paragraph-rsid="000afbb0"/>
    </style:style>
    <style:style style:name="P5" style:family="paragraph" style:parent-style-name="Standard" style:list-style-name="L1">
      <style:paragraph-properties fo:line-height="115%"/>
      <style:text-properties style:font-name="Garamond Libre" fo:font-size="11pt" fo:language="zxx" fo:country="none" officeooo:paragraph-rsid="000afbb0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 style:list-style-name="L1">
      <style:paragraph-properties fo:line-height="115%"/>
      <style:text-properties style:font-name="Garamond Libre" fo:language="zxx" fo:country="none" officeooo:paragraph-rsid="000afbb0" style:language-asian="zxx" style:country-asian="none" style:language-complex="zxx" style:country-complex="none"/>
    </style:style>
    <style:style style:name="P7" style:family="paragraph" style:parent-style-name="Heading_20_2">
      <style:paragraph-properties fo:line-height="115%"/>
      <style:text-properties fo:language="zxx" fo:country="none" officeooo:paragraph-rsid="00062276" style:language-asian="zxx" style:country-asian="none" style:language-complex="zxx" style:country-complex="none"/>
    </style:style>
    <style:style style:name="P8" style:family="paragraph" style:parent-style-name="Standard" style:list-style-name="L1">
      <style:paragraph-properties fo:line-height="115%"/>
      <style:text-properties style:font-name="Garamond Libre" fo:language="zxx" fo:country="none" officeooo:rsid="0018d050" officeooo:paragraph-rsid="000afbb0" style:language-asian="zxx" style:country-asian="none" style:language-complex="zxx" style:country-complex="none"/>
    </style:style>
    <style:style style:name="T1" style:family="text">
      <style:text-properties style:font-name="Garamond Libre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d00000" loext:opacity="100%" fo:font-size="11pt" fo:language="zxx" fo:country="none" officeooo:rsid="00267213" style:font-size-asian="11pt" style:language-asian="zxx" style:country-asian="none" style:font-size-complex="11pt" style:language-complex="zxx" style:country-complex="none"/>
    </style:style>
    <style:style style:name="T3" style:family="text">
      <style:text-properties fo:font-size="11pt" fo:language="zxx" fo:country="none" officeooo:rsid="00267213" style:font-size-asian="11pt" style:language-asian="zxx" style:country-asian="none" style:font-size-complex="11pt" style:language-complex="zxx" style:country-complex="none"/>
    </style:style>
    <style:style style:name="T4" style:family="text">
      <style:text-properties fo:color="#d00000" loext:opacity="100%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5" style:family="text"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officeooo:rsid="001d23a1"/>
    </style:style>
    <style:style style:name="T9" style:family="text">
      <style:text-properties officeooo:rsid="001b3b71"/>
    </style:style>
    <style:style style:name="T10" style:family="text">
      <style:text-properties fo:font-size="11pt" officeooo:rsid="0024f4cc" style:font-size-asian="11pt" style:font-size-complex="11pt"/>
    </style:style>
    <style:style style:name="T11" style:family="text">
      <style:text-properties fo:font-size="11pt" officeooo:rsid="00259e49" style:font-size-asian="11pt" style:font-size-complex="11pt"/>
    </style:style>
    <style:style style:name="T12" style:family="text">
      <style:text-properties officeooo:rsid="001c6e22"/>
    </style:style>
    <style:style style:name="T13" style:family="text">
      <style:text-properties fo:font-size="11pt" officeooo:rsid="001d23a1" style:font-size-asian="11pt" style:font-size-complex="11pt"/>
    </style:style>
    <style:style style:name="T14" style:family="text">
      <style:text-properties style:use-window-font-color="true" loext:opacity="0%" fo:font-size="11pt" fo:font-style="italic" style:font-size-asian="11pt" style:font-style-asian="italic" style:font-size-complex="11pt" style:font-style-complex="italic"/>
    </style:style>
    <style:style style:name="T15" style:family="text">
      <style:text-properties officeooo:rsid="000c804f"/>
    </style:style>
    <style:style style:name="T16" style:family="text">
      <style:text-properties style:font-name="Garamond Libre" fo:font-size="12pt" fo:font-weight="normal" officeooo:rsid="0026e8b5" style:font-size-asian="12pt" style:font-weight-asian="normal" style:font-size-complex="12pt" style:font-weight-complex="normal"/>
    </style:style>
    <style:style style:name="T17" style:family="text">
      <style:text-properties fo:font-size="11pt" officeooo:rsid="001c6e22" style:font-size-asian="11pt" style:font-size-complex="11pt"/>
    </style:style>
    <style:style style:name="T18" style:family="text">
      <style:text-properties fo:font-size="11pt" fo:language="en" fo:country="US" style:font-size-asian="11pt" style:font-size-complex="11pt"/>
    </style:style>
    <style:style style:name="T19" style:family="text">
      <style:text-properties officeooo:rsid="0026e8b5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c6e22" style:font-weight-asian="bold" style:font-weight-complex="bold"/>
    </style:style>
    <style:style style:name="T22" style:family="text">
      <style:text-properties fo:font-weight="bold" officeooo:rsid="0026e8b5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margin-left="0.1in"/>
        </style:list-level-properties>
        <style:text-properties style:font-name="OpenSymbol"/>
      </text:list-level-style-bullet>
      <text:list-level-style-bullet text:level="2" loext:num-list-format="%2%" text:bullet-char="━">
        <style:list-level-properties text:list-level-position-and-space-mode="label-alignment">
          <style:list-level-label-alignment text:label-followed-by="space" fo:margin-left="0.2in"/>
        </style:list-level-properties>
        <style:text-properties style:font-name="OpenSymbol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mmaso Marmo<text:span text:style-name="T1"> (he/they)</text:span></text:p>
      <text:p text:style-name="P2"><text:a xlink:type="simple" xlink:href="mailto:lost.in@tommi.space" text:style-name="Internet_20_link" text:visited-style-name="Visited_20_Internet_20_Link"><text:span text:style-name="T2">email</text:span></text:a><text:span text:style-name="T3"> · </text:span><text:a xlink:type="simple" xlink:href="https://tommi.space/" text:style-name="Internet_20_link" text:visited-style-name="Visited_20_Internet_20_Link"><text:span text:style-name="T2">personal website</text:span></text:a><text:span text:style-name="T3"> · </text:span><text:a xlink:type="simple" xlink:href="https://www.linkedin.com/in/tommasomarmo/" text:style-name="Internet_20_link" text:visited-style-name="Visited_20_Internet_20_Link"><text:span text:style-name="T3">LinkedIn</text:span></text:a><text:span text:style-name="T3"> · </text:span><text:a xlink:type="simple" xlink:href="https://pan.rent/@tommi" text:style-name="Internet_20_link" text:visited-style-name="Visited_20_Internet_20_Link"><text:span text:style-name="T3">Fediverse</text:span></text:a></text:p>
      <text:h text:style-name="P3" text:outline-level="2" text:is-list-header="true">Main experiences</text:h>
      <text:list xml:id="list3222109270" text:style-name="L1">
        <text:list-item>
          <text:p text:style-name="P4"><text:a xlink:type="simple" xlink:href="https://ournet.rocks/" text:style-name="Internet_20_link" text:visited-style-name="Visited_20_Internet_20_Link"><text:span text:style-name="T4">Knitting Our Internet</text:span></text:a><text:span text:style-name="T5">, Workshop series. Creator and host (Jun 2023 – Present)</text:span></text:p>
          <text:list>
            <text:list-item>
              <text:p text:style-name="P5">Conceiving and open-sourcing an interactive, inter-disciplinary, and accessible workshop</text:p>
            </text:list-item>
            <text:list-item>
              <text:p text:style-name="P5">Promoting and hosting the workshop with diverse audiences and in diverse contexts internationally</text:p>
            </text:list-item>
          </text:list>
        </text:list-item>
        <text:list-item>
          <text:p text:style-name="P6"><text:a xlink:type="simple" xlink:href="https://fsfe.org/" text:style-name="Internet_20_link" text:visited-style-name="Visited_20_Internet_20_Link"><text:span text:style-name="T6">Free Software Foundation Europe</text:span></text:a><text:span text:style-name="T7">. Full time intern (Berlin, DE. Nov 2023 – Apr 2024)</text:span></text:p>
          <text:list>
            <text:list-item>
              <text:p text:style-name="P5">Managing all the FSFE’s social media accounts; publishing, translating, and editing articles on fsfe.org</text:p>
            </text:list-item>
            <text:list-item>
              <text:p text:style-name="P5">Curating relationships with individuals and organizations to promote campaigns and events</text:p>
            </text:list-item>
            <text:list-item>
              <text:p text:style-name="P5">Handling deliveries of prom<text:span text:style-name="T8">o </text:span>material, working with the office assistant to manage the foundation’s storage</text:p>
            </text:list-item>
          </text:list>
        </text:list-item>
        <text:list-item>
          <text:p text:style-name="P6"><text:a xlink:type="simple" xlink:href="https://scambi.org/en/" text:style-name="Internet_20_link" text:visited-style-name="Visited_20_Internet_20_Link"><text:span text:style-name="T6">Scambi Festival</text:span></text:a><text:span text:style-name="T7">. President and co-founder (Sanremo, IT. Sep 2020 – Present)</text:span></text:p>
          <text:list>
            <text:list-item>
              <text:p text:style-name="P5">Conceiving and promoting an international event based in a difficult neighborhood <text:span text:style-name="T9">of Sanremo (Italy)</text:span></text:p>
            </text:list-item>
            <text:list-item>
              <text:p text:style-name="P5">Directing press releases and promotional communications for the non-profit and its activities</text:p>
            </text:list-item>
            <text:list-item>
              <text:p text:style-name="P5">Administering an association with 15k Euro of annual budget</text:p>
            </text:list-item>
            <text:list-item>
              <text:p text:style-name="P5">Managing a team of 50+ international volunteers</text:p>
            </text:list-item>
            <text:list-item>
              <text:p text:style-name="P5">Establishing and cultivating relationships <text:span text:style-name="T8">with</text:span> local and international non-profits, enterprises, and individuals</text:p>
            </text:list-item>
          </text:list>
        </text:list-item>
        <text:list-item>
          <text:p text:style-name="P6"><text:a xlink:type="simple" xlink:href="https://www.giffonifilmfestival.it/en/" text:style-name="Internet_20_link" text:visited-style-name="Visited_20_Internet_20_Link"><text:span text:style-name="T6">Giffoni Film Festival</text:span></text:a><text:span text:style-name="T7">. Jury moderator and content creator (</text:span><text:span text:style-name="T10">Giffoni </text:span><text:span text:style-name="T11">(SA)</text:span><text:span text:style-name="T7">, IT. </text:span><text:span text:style-name="T11">Jul</text:span><text:span text:style-name="T7"> </text:span><text:span text:style-name="T11">2019</text:span><text:span text:style-name="T7"> – </text:span><text:span text:style-name="T11">Dec 2020</text:span><text:span text:style-name="T7">)</text:span></text:p>
          <text:list>
            <text:list-item>
              <text:p text:style-name="P5">Creation of audiovisual content</text:p>
            </text:list-item>
            <text:list-item>
              <text:p text:style-name="P5">Moderation of debates with 16-20 years-old jurors</text:p>
            </text:list-item>
          </text:list>
        </text:list-item>
      </text:list>
      <text:h text:style-name="P3" text:outline-level="2" text:is-list-header="true">Education</text:h>
      <text:list xml:id="list170644579063771" text:continue-numbering="true" text:style-name="L1">
        <text:list-item>
          <text:p text:style-name="P6"><text:a xlink:type="simple" xlink:href="https://aissprogram.eu/" text:style-name="Internet_20_link" text:visited-style-name="Visited_20_Internet_20_Link"><text:span text:style-name="T6">Artificial Intelligence for Sustainable Societies</text:span></text:a><text:span text:style-name="T7">, Erasmus Mundus Master (Tallinn, EE. Sep 2024 – Jan 2025)</text:span></text:p>
          <text:list>
            <text:list-item>
              <text:p text:style-name="P5">Courses: Collective Intelligence in Socio-Technical Systems, Accessibility, Sustainability, Data <text:span text:style-name="T8">S</text:span>cience, Machine learning.</text:p>
            </text:list-item>
            <text:list-item>
              <text:p text:style-name="P5">Note: dropp<text:span text:style-name="T12">ed </text:span>out after completing the first semester.</text:p>
            </text:list-item>
          </text:list>
        </text:list-item>
        <text:list-item>
          <text:p text:style-name="P6"><text:a xlink:type="simple" xlink:href="https://unive.it/pise/" text:style-name="Internet_20_link" text:visited-style-name="Visited_20_Internet_20_Link"><text:span text:style-name="T6">Philosophy, International Studies and Economics</text:span></text:a><text:span text:style-name="T7">, Bachelor. Ca’ Foscari Uni</text:span><text:span text:style-name="T13">v</text:span><text:span text:style-name="T7">. (Venice, IT. Sep ’20 – Jul ’23)</text:span></text:p>
          <text:list>
            <text:list-item>
              <text:p text:style-name="P5">Graduated summa cum laude</text:p>
            </text:list-item>
            <text:list-item>
              <text:p text:style-name="P5">Courses: Geopolitics, Sociology, Macroeconomics, International Relations, Philosophy, Contemp. History.</text:p>
            </text:list-item>
            <text:list-item>
              <text:p text:style-name="P6"><text:span text:style-name="T7">Thesis: </text:span><text:a xlink:type="simple" xlink:href="https://tommi.space/csss/" text:style-name="Internet_20_link" text:visited-style-name="Visited_20_Internet_20_Link"><text:span text:style-name="T14">Computer Sciences Are Social Sciences</text:span></text:a></text:p>
            </text:list-item>
            <text:list-item>
              <text:p text:style-name="P5">Erasmus mobility: one semester abroad at Université Grenoble-Alpes and Sciences Po Grenoble</text:p>
            </text:list-item>
          </text:list>
        </text:list-item>
      </text:list>
      <text:h text:style-name="P7" text:outline-level="2" text:is-list-header="true">Affilia<text:span text:style-name="T15">tions </text:span><text:span text:style-name="T1">(sele</text:span><text:span text:style-name="T16">zione</text:span><text:span text:style-name="T1">)</text:span></text:h>
      <text:list xml:id="list170644726422578" text:continue-numbering="true" text:style-name="L1">
        <text:list-item>
          <text:p text:style-name="P8"><text:a xlink:type="simple" xlink:href="https://frame.work/" text:style-name="Internet_20_link" text:visited-style-name="Visited_20_Internet_20_Link"><text:span text:style-name="T7">Framework</text:span></text:a><text:span text:style-name="T7"> </text:span><text:a xlink:type="simple" xlink:href="https://community.frame.work/t/framework-linux-community-ambassador-program-launch/57771" text:style-name="Internet_20_link" text:visited-style-name="Visited_20_Internet_20_Link"><text:span text:style-name="T7">Linux Community Ambassador</text:span></text:a><text:span text:style-name="T7"> (Oct 2024 – Present)</text:span></text:p>
        </text:list-item>
        <text:list-item>
          <text:p text:style-name="P6"><text:a xlink:type="simple" xlink:href="https://independenttechresearch.org/" text:style-name="Internet_20_link" text:visited-style-name="Visited_20_Internet_20_Link"><text:span text:style-name="T17">Coalition for Independent Technology Research </text:span></text:a><text:span text:style-name="T7">(Sep 2024 – Present)</text:span></text:p>
        </text:list-item>
        <text:list-item>
          <text:p text:style-name="P6"><text:a xlink:type="simple" xlink:href="https://aoir.org/" text:style-name="Internet_20_link" text:visited-style-name="Visited_20_Internet_20_Link"><text:span text:style-name="T7">Association of Internet Researchers</text:span></text:a><text:span text:style-name="T7"> (Aug 2024 – Present)</text:span></text:p>
        </text:list-item>
        <text:list-item>
          <text:p text:style-name="P6"><text:a xlink:type="simple" xlink:href="https://wikimedia.it/" text:style-name="Internet_20_link" text:visited-style-name="Visited_20_Internet_20_Link"><text:span text:style-name="T7">Wikimedia Italia</text:span></text:a><text:span text:style-name="T7"> (Jan 2019 – Present)</text:span></text:p>
        </text:list-item>
        <text:list-item>
          <text:p text:style-name="P6"><text:a xlink:type="simple" xlink:href="https://www.clubtenco.it/" text:style-name="Internet_20_link" text:visited-style-name="Visited_20_Internet_20_Link"><text:span text:style-name="T7">Club Tenco</text:span></text:a><text:span text:style-name="T7"> (Sep 2017 – Present)</text:span></text:p>
        </text:list-item>
        <text:list-item>
          <text:p text:style-name="P6"><text:a xlink:type="simple" xlink:href="https://www.libera.it/it-schede-1326-libera_inglese" text:style-name="Internet_20_link" text:visited-style-name="Visited_20_Internet_20_Link"><text:span text:style-name="T7">LIBERA</text:span></text:a><text:span text:style-name="T7"> (Apr 2017 – Present)</text:span></text:p>
        </text:list-item>
        <text:list-item>
          <text:p text:style-name="P6"><text:a xlink:type="simple" xlink:href="https://en.wikipedia.org/wiki/Associazione_Guide_e_Scouts_Cattolici_Italiani" text:style-name="Internet_20_link" text:visited-style-name="Visited_20_Internet_20_Link"><text:span text:style-name="T7">AGESCI</text:span></text:a><text:span text:style-name="T7">, Italian Catholic Scout Association (</text:span><text:span text:style-name="T18">Oct</text:span><text:span text:style-name="T7"> 2008 – Sep 2022)</text:span></text:p>
        </text:list-item>
      </text:list>
      <text:h text:style-name="P7" text:outline-level="2" text:is-list-header="true">L<text:span text:style-name="T15">anguages</text:span><text:span text:style-name="T19"> </text:span><text:span text:style-name="T15">and</text:span><text:span text:style-name="T19"> skill</text:span><text:span text:style-name="T15">s</text:span></text:h>
      <text:list text:continue-numbering="true" text:style-name="L1">
        <text:list-item>
          <text:p text:style-name="P5"><text:span text:style-name="T20">Languages</text:span>: Italian (Native speaker), English (C2), French (C1)</text:p>
        </text:list-item>
        <text:list-item>
          <text:p text:style-name="P5"><text:span text:style-name="T20">Soft </text:span><text:span text:style-name="T21">s</text:span><text:span text:style-name="T20">kills</text:span>: Public speaking, project management, leadership, creative writing, children activities</text:p>
        </text:list-item>
        <text:list-item>
          <text:p text:style-name="P5"><text:span text:style-name="T20">Tools</text:span>: Linux system administration, GIMP, Inkscape, Adobe suite, Google suite, git</text:p>
        </text:list-item>
        <text:list-item>
          <text:p text:style-name="P5"><text:span text:style-name="T22">Programming</text:span><text:span text:style-name="T19">: Python, JavaScript, LaTeX, Typst, HTML, CSS, Liquid, Eleventy (static site generator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aramond Libre" svg:font-family="'Garamond Libre'" style:font-pitch="variable"/>
    <style:font-face style:name="Inter Black" svg:font-family="'Inter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5in" style:contextual-spacing="false" fo:text-align="start" style:justify-single-word="false"/>
      <style:text-properties style:font-name="Inter Black" fo:font-family="'Inter Black'" style:font-pitch="variable" fo:font-size="22pt" fo:language="zxx" fo:country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in" style:contextual-spacing="false"/>
      <style:text-properties style:font-name="Inter Black" fo:font-family="'Inter Black'" style:font-pitch="variable" fo:font-size="16pt" fo:language="zxx" fo:country="none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d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mmaso Marmo</meta:initial-creator>
    <meta:creation-date>2025-02-10T13:07:02.381632251</meta:creation-date>
    <dc:date>2025-02-10T17:06:43.363409857</dc:date>
    <dc:creator>Tommaso Marmo</dc:creator>
    <meta:editing-duration>PT20M45S</meta:editing-duration>
    <meta:editing-cycles>6</meta:editing-cycles>
    <meta:generator>LibreOffice/24.8.4.2$Linux_X86_64 LibreOffice_project/480$Build-2</meta:generator>
    <meta:print-date>2025-02-10T13:42:06.792657066</meta:print-date>
    <meta:printed-by>PDF files: Tommaso Marmo</meta:printed-by>
    <dc:title>Tommaso Marmo’s Curriculum vitae</dc:title>
    <meta:keyword>CV</meta:keyword>
    <meta:keyword>Curriculum</meta:keyword>
    <meta:keyword>Curriculum vitae</meta:keyword>
    <meta:keyword>experiences</meta:keyword>
    <meta:keyword>Tommaso Marmo</meta:keyword>
    <meta:keyword>workshop</meta:keyword>
    <meta:keyword>festival</meta:keyword>
    <meta:keyword>Scambi Festival</meta:keyword>
    <meta:keyword>Giffoni</meta:keyword>
    <meta:document-statistic meta:table-count="0" meta:image-count="0" meta:object-count="0" meta:page-count="1" meta:paragraph-count="41" meta:word-count="397" meta:character-count="2818" meta:non-whitespace-character-count="2484"/>
  </office:meta>
</office:document-meta>
</file>